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3c1482" officeooo:paragraph-rsid="003c1482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font-style="italic" officeooo:paragraph-rsid="00268c94" style:font-style-asian="italic" style:font-style-complex="italic"/>
    </style:style>
    <style:style style:name="P5" style:family="paragraph" style:parent-style-name="Preformatted_20_Text">
      <style:text-properties fo:font-style="italic" officeooo:paragraph-rsid="0026ecd8" style:font-style-asian="italic" style:font-style-complex="italic"/>
    </style:style>
    <style:style style:name="P6" style:family="paragraph" style:parent-style-name="Preformatted_20_Text">
      <style:text-properties fo:font-style="italic" fo:font-weight="normal" officeooo:rsid="002494e1" officeooo:paragraph-rsid="0026ecd8" style:font-style-asian="italic" style:font-weight-asian="normal" style:font-style-complex="italic" style:font-weight-complex="normal"/>
    </style:style>
    <style:style style:name="P7" style:family="paragraph" style:parent-style-name="Preformatted_20_Text">
      <style:text-properties officeooo:paragraph-rsid="000921f8"/>
    </style:style>
    <style:style style:name="P8" style:family="paragraph" style:parent-style-name="Preformatted_20_Text">
      <style:text-properties officeooo:paragraph-rsid="0021cd95"/>
    </style:style>
    <style:style style:name="P9" style:family="paragraph" style:parent-style-name="Preformatted_20_Text">
      <style:text-properties officeooo:paragraph-rsid="002d1086"/>
    </style:style>
    <style:style style:name="P10" style:family="paragraph" style:parent-style-name="Preformatted_20_Text">
      <style:text-properties fo:font-weight="normal" officeooo:paragraph-rsid="003c1482" style:font-weight-asian="normal" style:font-weight-complex="normal"/>
    </style:style>
    <style:style style:name="P11" style:family="paragraph" style:parent-style-name="Preformatted_20_Text">
      <style:text-properties fo:font-weight="normal" officeooo:rsid="003c1482" officeooo:paragraph-rsid="003c1482" style:font-weight-asian="normal" style:font-weight-complex="normal"/>
    </style:style>
    <style:style style:name="P12" style:family="paragraph" style:parent-style-name="Preformatted_20_Text">
      <style:text-properties officeooo:rsid="0030f4a3" officeooo:paragraph-rsid="0030f4a3"/>
    </style:style>
    <style:style style:name="P13" style:family="paragraph" style:parent-style-name="Preformatted_20_Text">
      <style:text-properties officeooo:paragraph-rsid="003bdba2"/>
    </style:style>
    <style:style style:name="P14" style:family="paragraph" style:parent-style-name="Preformatted_20_Text">
      <style:text-properties officeooo:rsid="003c1482" officeooo:paragraph-rsid="003c1482"/>
    </style:style>
    <style:style style:name="P15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Preformatted_20_Text">
      <style:text-properties fo:font-weight="bold" officeooo:rsid="003c1482" officeooo:paragraph-rsid="003c1482" style:font-weight-asian="bold" style:font-weight-complex="bold"/>
    </style:style>
    <style:style style:name="P17" style:family="paragraph" style:parent-style-name="Preformatted_20_Text">
      <style:text-properties fo:font-weight="normal" officeooo:rsid="003c1482" officeooo:paragraph-rsid="003c1482" style:font-weight-asian="normal" style:font-weight-complex="normal"/>
    </style:style>
    <style:style style:name="T1" style:family="text">
      <style:text-properties officeooo:rsid="000921f8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fo:font-weight="normal" officeooo:rsid="002c8684" style:font-weight-asian="normal" style:font-weight-complex="normal"/>
    </style:style>
    <style:style style:name="T5" style:family="text">
      <style:text-properties officeooo:rsid="003247a2"/>
    </style:style>
    <style:style style:name="T6" style:family="text">
      <style:text-properties officeooo:rsid="002049c7"/>
    </style:style>
    <style:style style:name="T7" style:family="text">
      <style:text-properties officeooo:rsid="001e728d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---</text:p>
      <text:p text:style-name="P3"/>
      <text:p text:style-name="P4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</text:span><text:span text:style-name="T4">are</text:span></text:p>
      <text:p text:style-name="P5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6"><text:s text:c="2"/>License.</text:p>
      <text:p text:style-name="P3"/>
      <text:p text:style-name="P3">------------------------------------------------------------------------------</text:p>
      <text:p text:style-name="P3"/>
      <text:p text:style-name="Preformatted_20_Text"/>
      <text:p text:style-name="P1">FLAC-compressed wave file (44.1 kHz, 16 bit, stereo)</text:p>
      <text:p text:style-name="P1">====================================================</text:p>
      <text:p text:style-name="Preformatted_20_Text">Please verify correctness of meter ballistics programmatically. <text:s/><text:span text:style-name="T8">Calculated values are only valid in “RMS” mode.</text:span> <text:s/>Small differences due to time granularity of validation logging are acceptable.</text:p>
      <text:p text:style-name="Preformatted_20_Text"/>
      <text:p text:style-name="Preformatted_20_Text">00:00.000 - 00:02.000 <text:s/>silence</text:p>
      <text:p text:style-name="Preformatted_20_Text">00:02.000 - 00:12.000 <text:s/>sine wave (2 kHz, 0.0 dB FS peak)</text:p>
      <text:p text:style-name="Preformatted_20_Text">00:12.000 - 00:12.600 <text:s/>silence</text:p>
      <text:p text:style-name="Preformatted_20_Text"/>
      <text:p text:style-name="Preformatted_20_Text">00:12.600 <text:s text:c="13"/>[check fall time of average meters]</text:p>
      <text:p text:style-name="Preformatted_20_Text"/>
      <text:p text:style-name="Preformatted_20_Text">00:12.600 - 00:14.600 <text:s/>sine wave (2 kHz, 0.0 dB FS peak)</text:p>
      <text:p text:style-name="Preformatted_20_Text">00:14.600 - 00:24.600 <text:s/>silence</text:p>
      <text:p text:style-name="Preformatted_20_Text">00:24.600 - 00:25.200 <text:s/>sine wave (2 kHz, 0.0 dB FS peak)</text:p>
      <text:p text:style-name="Preformatted_20_Text"/>
      <text:p text:style-name="Preformatted_20_Text">00:25.200 <text:s text:c="13"/>[check rise time of average meters]</text:p>
      <text:p text:style-name="Preformatted_20_Text"/>
      <text:p text:style-name="Preformatted_20_Text">00:25.200 - 00:27.200 <text:s/>silence</text:p>
      <text:p text:style-name="Preformatted_20_Text">00:27.200 - 00:37.200 <text:s/>sine wave (2 kHz, 0.0 dB FS peak)</text:p>
      <text:p text:style-name="Preformatted_20_Text">00:37.200 - 00:40.200 <text:s/>silence</text:p>
      <text:p text:style-name="Preformatted_20_Text"/>
      <text:p text:style-name="Preformatted_20_Text">00:40.200 <text:s text:c="13"/>[check fall/rise time of peak meters]</text:p>
      <text:p text:style-name="Preformatted_20_Text"/>
      <text:p text:style-name="Preformatted_20_Text">00:40.200 - 00:42.200 <text:s/>sine wave (2 kHz, 0.0 dB FS peak)</text:p>
      <text:p text:style-name="Preformatted_20_Text">00:42.200 - 00:44.200 <text:s/>silence</text:p>
      <text:p text:style-name="Preformatted_20_Text"/>
      <text:p text:style-name="Preformatted_20_Text"/>
      <text:p text:style-name="P1">Validation settings</text:p>
      <text:p text:style-name="P1">===================</text:p>
      <text:p text:style-name="Preformatted_20_Text">File: <text:s text:c="4"/>meter_ballistics.flac</text:p>
      <text:p text:style-name="P1">Host SR: <text:s/>44 100 Hz</text:p>
      <text:p text:style-name="P7">Channel: <text:s/><text:span text:style-name="T1">RMS: </text:span>All,<text:span text:style-name="T1"> ITU-R: 1</text:span></text:p>
      <text:p text:style-name="P8">Display: <text:s/>[x] Peak meter level</text:p>
      <text:p text:style-name="P13"><text:s text:c="10"/>[ ] <text:span text:style-name="T6">True p</text:span>eak meter level</text:p>
      <text:p text:style-name="P13"><text:s text:c="10"/>[x] Average meter level</text:p>
      <text:p text:style-name="Preformatted_20_Text"><text:s text:c="10"/>[ ] Maximum peak level</text:p>
      <text:p text:style-name="P13"><text:s text:c="10"/>[ ] Max. <text:span text:style-name="T7">true </text:span>peak level</text:p>
      <text:p text:style-name="P13"><text:s text:c="10"/>[ ] Stereo meter value</text:p>
      <text:p text:style-name="Preformatted_20_Text"><text:s text:c="10"/>[ ] Phase correlation</text:p>
      <text:p text:style-name="P15">Metering minima</text:p>
      <text:p text:style-name="P1">===============</text:p>
      <text:p text:style-name="P12">For the calculations, see <text:span text:style-name="T5">the Python script </text:span>“meter_ballistics.py”.</text:p>
      <text:p text:style-name="P9"/>
      <text:p text:style-name="Preformatted_20_Text"/>
      <text:p text:style-name="P1">Fall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2">Fall time average (K-20): <text:s text:c="2"/>-88.91 dB</text:p>
      <text:p text:style-name="P11">Fall time average (K-14): <text:s text:c="2"/>-94.91 dB</text:p>
      <text:p text:style-name="P11">Fall time average (K-12): <text:s text:c="2"/>-96.91 dB</text:p>
      <text:p text:style-name="P11">Fall time average (Norm): <text:s/>-108.91 dB</text:p>
      <text:p text:style-name="P10"/>
      <text:p text:style-name="Preformatted_20_Text"/>
      <text:p text:style-name="P1">Rise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2">Rise time average (K-20): <text:s text:c="2"/>+18.90 dB</text:p>
      <text:p text:style-name="P14">Rise time average (K-14): <text:s text:c="2"/>+12.90 dB</text:p>
      <text:p text:style-name="P14">Rise time average (K-12): <text:s text:c="2"/>+10.90 dB</text:p>
      <text:p text:style-name="P14">Rise time average (Norm): <text:s text:c="3"/>-1.10 dB</text:p>
      <text:p text:style-name="Preformatted_20_Text"/>
      <text:p text:style-name="P1">Fall time of peak meters (sine wave, 0.0 dB FS peak)</text:p>
      <text:p text:style-name="P1">====================================================</text:p>
      <text:p text:style-name="Preformatted_20_Text">-26 dB in 3 seconds</text:p>
      <text:p text:style-name="Preformatted_20_Text"/>
      <text:p text:style-name="P2">Fall time peaking (K-20): <text:s text:c="3"/>-6.00 dB</text:p>
      <text:p text:style-name="P11">Fall time peaking (K-14): <text:s text:c="2"/>-12.00 dB</text:p>
      <text:p text:style-name="P11">Fall time peaking (K-12): <text:s text:c="2"/>-14.00 dB</text:p>
      <text:p text:style-name="P11">Fall time peaking (Norm): <text:s text:c="2"/>-26.00 dB</text:p>
      <text:p text:style-name="Preformatted_20_Text"/>
      <text:p text:style-name="P1">Rise time of peak meters (sine wave, 0.0 dB FS peak)</text:p>
      <text:p text:style-name="P1">====================================================</text:p>
      <text:p text:style-name="Preformatted_20_Text">immediate (one sample)</text:p>
      <text:p text:style-name="Preformatted_20_Text"/>
      <text:p text:style-name="P2">Rise time peaking (K-20): <text:s text:c="2"/>+20.00 dB</text:p>
      <text:p text:style-name="P14">Rise time peaking (K-14): <text:s text:c="2"/>+14.00 dB</text:p>
      <text:p text:style-name="P14">Rise time peaking (K-12): <text:s text:c="2"/>+12.00 dB</text:p>
      <text:p text:style-name="P14">Rise time peaking (Norm): <text:s text:c="3"/>+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8T21:50:15.614008834</dc:date>
    <dc:creator>Martin Zuther</dc:creator>
    <meta:generator>LibreOffice/5.1.4.2$Linux_X86_64 LibreOffice_project/10m0$Build-2</meta:generator>
    <meta:editing-duration>PT1H39M47S</meta:editing-duration>
    <meta:editing-cycles>97</meta:editing-cycles>
    <meta:document-statistic meta:table-count="0" meta:image-count="0" meta:object-count="0" meta:page-count="2" meta:paragraph-count="65" meta:word-count="388" meta:character-count="2842" meta:non-whitespace-character-count="2360"/>
  </office:meta>
</office:document-meta>
</file>